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09978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.75" calcext:value-type="float">
            <text:p>1.75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6 kWh</text:p>
          </table:table-cell>
          <table:table-cell office:value-type="float" office:value="620.76" calcext:value-type="float">
            <text:p>620.76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 office:value-type="float" office:value="3.77" calcext:value-type="float">
            <text:p>3.77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27.87" calcext:value-type="float">
            <text:p>-327.87</text:p>
          </table:table-cell>
          <table:table-cell office:value-type="string" calcext:value-type="string">
            <text:p>T-0</text:p>
          </table:table-cell>
          <table:table-cell office:value-type="float" office:value="382.88" calcext:value-type="float">
            <text:p>382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01.73" calcext:value-type="float">
            <text:p>201.73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35 kWh</text:p>
          </table:table-cell>
          <table:table-cell office:value-type="float" office:value="764.89" calcext:value-type="float">
            <text:p>764.89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4.45" calcext:value-type="float">
            <text:p>4.45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03.99" calcext:value-type="float">
            <text:p>-403.99</text:p>
          </table:table-cell>
          <table:table-cell office:value-type="string" calcext:value-type="string">
            <text:p>T-0</text:p>
          </table:table-cell>
          <table:table-cell office:value-type="float" office:value="651.23" calcext:value-type="float">
            <text:p>651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5.07" calcext:value-type="float">
            <text:p>5.07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30 kWh</text:p>
          </table:table-cell>
          <table:table-cell office:value-type="float" office:value="723.27" calcext:value-type="float">
            <text:p>723.27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4.25" calcext:value-type="float">
            <text:p>4.25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82.03" calcext:value-type="float">
            <text:p>-382.03</text:p>
          </table:table-cell>
          <table:table-cell office:value-type="string" calcext:value-type="string">
            <text:p>T-0</text:p>
          </table:table-cell>
          <table:table-cell office:value-type="float" office:value="434.37" calcext:value-type="float">
            <text:p>434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.98" calcext:value-type="float">
            <text:p>2.98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38 kWh</text:p>
          </table:table-cell>
          <table:table-cell office:value-type="float" office:value="781.33" calcext:value-type="float">
            <text:p>781.33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4.52" calcext:value-type="float">
            <text:p>4.52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12.68" calcext:value-type="float">
            <text:p>-412.68</text:p>
          </table:table-cell>
          <table:table-cell office:value-type="string" calcext:value-type="string">
            <text:p>T-0</text:p>
          </table:table-cell>
          <table:table-cell office:value-type="float" office:value="459.61" calcext:value-type="float">
            <text:p>459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3.17" calcext:value-type="float">
            <text:p>3.17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49 kWh</text:p>
          </table:table-cell>
          <table:table-cell office:value-type="float" office:value="861.93" calcext:value-type="float">
            <text:p>861.93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4.9" calcext:value-type="float">
            <text:p>4.9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55.25" calcext:value-type="float">
            <text:p>-455.25</text:p>
          </table:table-cell>
          <table:table-cell office:value-type="string" calcext:value-type="string">
            <text:p>T-0</text:p>
          </table:table-cell>
          <table:table-cell office:value-type="float" office:value="497.88" calcext:value-type="float">
            <text:p>497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.74" calcext:value-type="float">
            <text:p>2.74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35 kWh</text:p>
          </table:table-cell>
          <table:table-cell office:value-type="float" office:value="752.25" calcext:value-type="float">
            <text:p>752.25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4.38" calcext:value-type="float">
            <text:p>4.38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97.32" calcext:value-type="float">
            <text:p>-397.32</text:p>
          </table:table-cell>
          <table:table-cell office:value-type="string" calcext:value-type="string">
            <text:p>T-0</text:p>
          </table:table-cell>
          <table:table-cell office:value-type="float" office:value="444.84" calcext:value-type="float">
            <text:p>444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.35" calcext:value-type="float">
            <text:p>2.35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4 kWh</text:p>
          </table:table-cell>
          <table:table-cell office:value-type="float" office:value="666.16" calcext:value-type="float">
            <text:p>666.16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3.97" calcext:value-type="float">
            <text:p>3.97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51.86" calcext:value-type="float">
            <text:p>-351.86</text:p>
          </table:table-cell>
          <table:table-cell office:value-type="string" calcext:value-type="string">
            <text:p>T-0</text:p>
          </table:table-cell>
          <table:table-cell office:value-type="float" office:value="403.07" calcext:value-type="float">
            <text:p>403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.24" calcext:value-type="float">
            <text:p>2.24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0 kWh</text:p>
          </table:table-cell>
          <table:table-cell office:value-type="float" office:value="708.61" calcext:value-type="float">
            <text:p>708.61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4.16" calcext:value-type="float">
            <text:p>4.16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74.26" calcext:value-type="float">
            <text:p>-374.26</text:p>
          </table:table-cell>
          <table:table-cell office:value-type="string" calcext:value-type="string">
            <text:p>T-0</text:p>
          </table:table-cell>
          <table:table-cell office:value-type="float" office:value="422.86" calcext:value-type="float">
            <text:p>422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85" calcext:value-type="float">
            <text:p>2.85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15 kWh</text:p>
          </table:table-cell>
          <table:table-cell office:value-type="float" office:value="583.08" calcext:value-type="float">
            <text:p>583.08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3.57" calcext:value-type="float">
            <text:p>3.57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07.49" calcext:value-type="float">
            <text:p>-307.49</text:p>
          </table:table-cell>
          <table:table-cell office:value-type="string" calcext:value-type="string">
            <text:p>T-0</text:p>
          </table:table-cell>
          <table:table-cell office:value-type="float" office:value="363.78" calcext:value-type="float">
            <text:p>363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.7" calcext:value-type="float">
            <text:p>1.7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04 kWh</text:p>
          </table:table-cell>
          <table:table-cell office:value-type="float" office:value="497.94" calcext:value-type="float">
            <text:p>497.94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3.17" calcext:value-type="float">
            <text:p>3.17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262.51" calcext:value-type="float">
            <text:p>-262.51</text:p>
          </table:table-cell>
          <table:table-cell office:value-type="string" calcext:value-type="string">
            <text:p>T-0</text:p>
          </table:table-cell>
          <table:table-cell office:value-type="float" office:value="321.75" calcext:value-type="float">
            <text:p>321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.01" calcext:value-type="float">
            <text:p>2.01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16 kWh</text:p>
          </table:table-cell>
          <table:table-cell office:value-type="float" office:value="583.1" calcext:value-type="float">
            <text:p>583.1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3.57" calcext:value-type="float">
            <text:p>3.57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07.4" calcext:value-type="float">
            <text:p>-307.4</text:p>
          </table:table-cell>
          <table:table-cell office:value-type="string" calcext:value-type="string">
            <text:p>T-0</text:p>
          </table:table-cell>
          <table:table-cell office:value-type="float" office:value="362.39" calcext:value-type="float">
            <text:p>362.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.35" calcext:value-type="float">
            <text:p>2.35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08 kWh</text:p>
          </table:table-cell>
          <table:table-cell office:value-type="float" office:value="522.94" calcext:value-type="float">
            <text:p>522.94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3.28" calcext:value-type="float">
            <text:p>3.2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275.68" calcext:value-type="float">
            <text:p>-275.68</text:p>
          </table:table-cell>
          <table:table-cell office:value-type="string" calcext:value-type="string">
            <text:p>T-0</text:p>
          </table:table-cell>
          <table:table-cell office:value-type="float" office:value="333.67" calcext:value-type="float">
            <text:p>333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27:50.242000000</meta:creation-date>
    <dc:date>2018-03-26T20:30:04.518000000</dc:date>
    <meta:editing-duration>PT2M14S</meta:editing-duration>
    <meta:editing-cycles>1</meta:editing-cycles>
    <meta:document-statistic meta:table-count="1" meta:cell-count="181" meta:object-count="0"/>
    <meta:generator>LibreOffice/5.3.4.2$Windows_x86 LibreOffice_project/f82d347ccc0be322489bf7da61d7e4ad13fe2ff3</meta:generator>
  </office:meta>
</office:document-meta>
</file>